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26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54.99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cc99"/>
    </style:style>
  </office:automatic-styles>
  <office:body>
    <office:spreadsheet>
      <table:calculation-settings table:automatic-find-labels="false"/>
      <table:table table:name="closeJulesHfY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ce2"/>
        <table:table-column table:style-name="co8" table:number-columns-repeated="1013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pl_hostname</text:p>
          </table:table-cell>
          <table:table-cell office:value-type="string" calcext:value-type="string">
            <text:p>pl_orbper</text:p>
          </table:table-cell>
          <table:table-cell office:value-type="string" calcext:value-type="string">
            <text:p>pl_bmassj</text:p>
          </table:table-cell>
          <table:table-cell office:value-type="string" calcext:value-type="string">
            <text:p>st_dist</text:p>
          </table:table-cell>
          <table:table-cell office:value-type="string" calcext:value-type="string">
            <text:p>st_mass</text:p>
          </table:table-cell>
          <table:table-cell office:value-type="string" calcext:value-type="string">
            <text:p>freq, Hz</text:p>
          </table:table-cell>
          <table:table-cell office:value-type="string" calcext:value-type="string">
            <text:p>hzero,1e-24</text:p>
          </table:table-cell>
          <table:table-cell office:value-type="string" calcext:value-type="string">
            <text:p>hf, 3yr</text:p>
          </table:table-cell>
          <table:table-cell office:value-type="string" calcext:value-type="string">
            <text:p>hf, 5yr</text:p>
          </table:table-cell>
          <table:table-cell office:value-type="string" calcext:value-type="string">
            <text:p>hf, 10yr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D 160691</text:p>
          </table:table-cell>
          <table:table-cell office:value-type="float" office:value="643.25" calcext:value-type="float">
            <text:p>643.25</text:p>
          </table:table-cell>
          <table:table-cell office:value-type="float" office:value="1.08" calcext:value-type="float">
            <text:p>1.08</text:p>
          </table:table-cell>
          <table:table-cell office:value-type="float" office:value="15.28" calcext:value-type="float">
            <text:p>15.28</text:p>
          </table:table-cell>
          <table:table-cell office:value-type="float" office:value="1.08" calcext:value-type="float">
            <text:p>1.08</text:p>
          </table:table-cell>
          <table:table-cell office:value-type="float" office:value="0.0000000374270947426583" calcext:value-type="float">
            <text:p>3.743E-08</text:p>
          </table:table-cell>
          <table:table-cell office:value-type="float" office:value="0.0945517660395072" calcext:value-type="float">
            <text:p>9.455E-02</text:p>
          </table:table-cell>
          <table:table-cell office:value-type="float" office:value="9.19975603648495E-022" calcext:value-type="float">
            <text:p>9.200E-22</text:p>
          </table:table-cell>
          <table:table-cell office:value-type="float" office:value="1.18768339728258E-021" calcext:value-type="float">
            <text:p>1.188E-21</text:p>
          </table:table-cell>
          <table:table-cell office:value-type="float" office:value="1.67963796824238E-021" calcext:value-type="float">
            <text:p>1.680E-21</text:p>
          </table:table-cell>
          <table:table-cell table:number-columns-repeated="10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D 147513</text:p>
          </table:table-cell>
          <table:table-cell office:value-type="float" office:value="528.4" calcext:value-type="float">
            <text:p>528.4</text:p>
          </table:table-cell>
          <table:table-cell office:value-type="float" office:value="1.21" calcext:value-type="float">
            <text:p>1.21</text:p>
          </table:table-cell>
          <table:table-cell office:value-type="float" office:value="12.87" calcext:value-type="float">
            <text:p>12.87</text:p>
          </table:table-cell>
          <table:table-cell office:value-type="float" office:value="1.11" calcext:value-type="float">
            <text:p>1.11</text:p>
          </table:table-cell>
          <table:table-cell office:value-type="float" office:value="0.0000000461924900136419" calcext:value-type="float">
            <text:p>4.619E-08</text:p>
          </table:table-cell>
          <table:table-cell office:value-type="float" office:value="0.147373686635017" calcext:value-type="float">
            <text:p>1.474E-01</text:p>
          </table:table-cell>
          <table:table-cell office:value-type="float" office:value="1.43392558386804E-021" calcext:value-type="float">
            <text:p>1.434E-21</text:p>
          </table:table-cell>
          <table:table-cell office:value-type="float" office:value="1.85118996867388E-021" calcext:value-type="float">
            <text:p>1.851E-21</text:p>
          </table:table-cell>
          <table:table-cell office:value-type="float" office:value="2.61797796022763E-021" calcext:value-type="float">
            <text:p>2.618E-21</text:p>
          </table:table-cell>
          <table:table-cell table:number-columns-repeated="10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D 217107</text:p>
          </table:table-cell>
          <table:table-cell office:value-type="float" office:value="7.126816" calcext:value-type="float">
            <text:p>7.126816</text:p>
          </table:table-cell>
          <table:table-cell office:value-type="float" office:value="1.39" calcext:value-type="float">
            <text:p>1.39</text:p>
          </table:table-cell>
          <table:table-cell office:value-type="float" office:value="19.72" calcext:value-type="float">
            <text:p>19.72</text:p>
          </table:table-cell>
          <table:table-cell office:value-type="float" office:value="1.02" calcext:value-type="float">
            <text:p>1.02</text:p>
          </table:table-cell>
          <table:table-cell office:value-type="float" office:value="0.00000328347485798329" calcext:value-type="float">
            <text:p>3.283E-06</text:p>
          </table:table-cell>
          <table:table-cell office:value-type="float" office:value="1.79188327295434" calcext:value-type="float">
            <text:p>1.792E+00</text:p>
          </table:table-cell>
          <table:table-cell office:value-type="float" office:value="1.74347763638281E-020" calcext:value-type="float">
            <text:p>1.743E-20</text:p>
          </table:table-cell>
          <table:table-cell office:value-type="float" office:value="2.25081995006524E-020" calcext:value-type="float">
            <text:p>2.251E-20</text:p>
          </table:table-cell>
          <table:table-cell office:value-type="float" office:value="3.18314009984219E-020" calcext:value-type="float">
            <text:p>3.183E-20</text:p>
          </table:table-cell>
          <table:table-cell table:number-columns-repeated="10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D 27442</text:p>
          </table:table-cell>
          <table:table-cell office:value-type="float" office:value="428.1" calcext:value-type="float">
            <text:p>428.1</text:p>
          </table:table-cell>
          <table:table-cell office:value-type="float" office:value="1.56" calcext:value-type="float">
            <text:p>1.56</text:p>
          </table:table-cell>
          <table:table-cell office:value-type="float" office:value="18.24" calcext:value-type="float">
            <text:p>18.24</text:p>
          </table:table-cell>
          <table:table-cell office:value-type="float" office:value="1.23" calcext:value-type="float">
            <text:p>1.23</text:p>
          </table:table-cell>
          <table:table-cell office:value-type="float" office:value="0.0000000600228932432538" calcext:value-type="float">
            <text:p>6.002E-08</text:p>
          </table:table-cell>
          <table:table-cell office:value-type="float" office:value="0.170938573516982" calcext:value-type="float">
            <text:p>1.709E-01</text:p>
          </table:table-cell>
          <table:table-cell office:value-type="float" office:value="1.66320867335667E-021" calcext:value-type="float">
            <text:p>1.663E-21</text:p>
          </table:table-cell>
          <table:table-cell office:value-type="float" office:value="2.1471931643927E-021" calcext:value-type="float">
            <text:p>2.147E-21</text:p>
          </table:table-cell>
          <table:table-cell office:value-type="float" office:value="3.03658969411896E-021" calcext:value-type="float">
            <text:p>3.037E-21</text:p>
          </table:table-cell>
          <table:table-cell table:number-columns-repeated="101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gam Cep</text:p>
          </table:table-cell>
          <table:table-cell office:value-type="float" office:value="903.3" calcext:value-type="float">
            <text:p>903.3</text:p>
          </table:table-cell>
          <table:table-cell office:value-type="float" office:value="1.85" calcext:value-type="float">
            <text:p>1.85</text:p>
          </table:table-cell>
          <table:table-cell office:value-type="float" office:value="13.79" calcext:value-type="float">
            <text:p>13.79</text:p>
          </table:table-cell>
          <table:table-cell office:value-type="float" office:value="1.4" calcext:value-type="float">
            <text:p>1.4</text:p>
          </table:table-cell>
          <table:table-cell office:value-type="float" office:value="0.000000030349574607316" calcext:value-type="float">
            <text:p>3.035E-08</text:p>
          </table:table-cell>
          <table:table-cell office:value-type="float" office:value="0.185515204442674" calcext:value-type="float">
            <text:p>1.855E-01</text:p>
          </table:table-cell>
          <table:table-cell office:value-type="float" office:value="1.8050372757904E-021" calcext:value-type="float">
            <text:p>1.805E-21</text:p>
          </table:table-cell>
          <table:table-cell office:value-type="float" office:value="2.33029310280661E-021" calcext:value-type="float">
            <text:p>2.330E-21</text:p>
          </table:table-cell>
          <table:table-cell office:value-type="float" office:value="3.29553211029358E-021" calcext:value-type="float">
            <text:p>3.296E-21</text:p>
          </table:table-cell>
          <table:table-cell table:number-columns-repeated="101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ups And</text:p>
          </table:table-cell>
          <table:table-cell office:value-type="float" office:value="241.258" calcext:value-type="float">
            <text:p>241.258</text:p>
          </table:table-cell>
          <table:table-cell office:value-type="float" office:value="1.981" calcext:value-type="float">
            <text:p>1.981</text:p>
          </table:table-cell>
          <table:table-cell office:value-type="float" office:value="13.47" calcext:value-type="float">
            <text:p>13.47</text:p>
          </table:table-cell>
          <table:table-cell office:value-type="float" office:value="1.3" calcext:value-type="float">
            <text:p>1.3</text:p>
          </table:table-cell>
          <table:table-cell office:value-type="float" office:value="0.000000109509668196956" calcext:value-type="float">
            <text:p>1.095E-07</text:p>
          </table:table-cell>
          <table:table-cell office:value-type="float" office:value="0.455342060172484" calcext:value-type="float">
            <text:p>4.553E-01</text:p>
          </table:table-cell>
          <table:table-cell office:value-type="float" office:value="4.43041525526553E-021" calcext:value-type="float">
            <text:p>4.430E-21</text:p>
          </table:table-cell>
          <table:table-cell office:value-type="float" office:value="5.71964150014223E-021" calcext:value-type="float">
            <text:p>5.720E-21</text:p>
          </table:table-cell>
          <table:table-cell office:value-type="float" office:value="8.08879458141314E-021" calcext:value-type="float">
            <text:p>8.089E-21</text:p>
          </table:table-cell>
          <table:table-cell table:number-columns-repeated="10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IP 79431</text:p>
          </table:table-cell>
          <table:table-cell office:value-type="float" office:value="111.7" calcext:value-type="float">
            <text:p>111.7</text:p>
          </table:table-cell>
          <table:table-cell office:value-type="float" office:value="2.1" calcext:value-type="float">
            <text:p>2.1</text:p>
          </table:table-cell>
          <table:table-cell office:value-type="float" office:value="14.9" calcext:value-type="float">
            <text:p>14.9</text:p>
          </table:table-cell>
          <table:table-cell office:value-type="float" office:value="0.49" calcext:value-type="float">
            <text:p>0.49</text:p>
          </table:table-cell>
          <table:table-cell office:value-type="float" office:value="0.00000014540468577791" calcext:value-type="float">
            <text:p>1.454E-07</text:p>
          </table:table-cell>
          <table:table-cell office:value-type="float" office:value="0.27482675446702" calcext:value-type="float">
            <text:p>2.748E-01</text:p>
          </table:table-cell>
          <table:table-cell office:value-type="float" office:value="2.67402630252205E-021" calcext:value-type="float">
            <text:p>2.674E-21</text:p>
          </table:table-cell>
          <table:table-cell office:value-type="float" office:value="3.4521531123295E-021" calcext:value-type="float">
            <text:p>3.452E-21</text:p>
          </table:table-cell>
          <table:table-cell office:value-type="float" office:value="4.88208175084487E-021" calcext:value-type="float">
            <text:p>4.882E-21</text:p>
          </table:table-cell>
          <table:table-cell table:number-columns-repeated="10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HR 810</text:p>
          </table:table-cell>
          <table:table-cell office:value-type="float" office:value="312" calcext:value-type="float">
            <text:p>312</text:p>
          </table:table-cell>
          <table:table-cell office:value-type="float" office:value="2.13" calcext:value-type="float">
            <text:p>2.13</text:p>
          </table:table-cell>
          <table:table-cell office:value-type="float" office:value="17.24" calcext:value-type="float">
            <text:p>17.24</text:p>
          </table:table-cell>
          <table:table-cell office:value-type="float" office:value="1.25" calcext:value-type="float">
            <text:p>1.25</text:p>
          </table:table-cell>
          <table:table-cell office:value-type="float" office:value="0.0000000830424618946385" calcext:value-type="float">
            <text:p>8.304E-08</text:p>
          </table:table-cell>
          <table:table-cell office:value-type="float" office:value="0.309871268851175" calcext:value-type="float">
            <text:p>3.099E-01</text:p>
          </table:table-cell>
          <table:table-cell office:value-type="float" office:value="3.0150045795609E-021" calcext:value-type="float">
            <text:p>3.015E-21</text:p>
          </table:table-cell>
          <table:table-cell office:value-type="float" office:value="3.89235417512616E-021" calcext:value-type="float">
            <text:p>3.892E-21</text:p>
          </table:table-cell>
          <table:table-cell office:value-type="float" office:value="5.50462006402295E-021" calcext:value-type="float">
            <text:p>5.505E-21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J 876</text:p>
          </table:table-cell>
          <table:table-cell office:value-type="float" office:value="61.1166" calcext:value-type="float">
            <text:p>61.1166</text:p>
          </table:table-cell>
          <table:table-cell office:value-type="float" office:value="2.2756" calcext:value-type="float">
            <text:p>2.2756</text:p>
          </table:table-cell>
          <table:table-cell office:value-type="float" office:value="4.7" calcext:value-type="float">
            <text:p>4.7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0218358236245935" calcext:value-type="float">
            <text:p>2.184E-07</text:p>
          </table:table-cell>
          <table:table-cell office:value-type="float" office:value="0.950468878832167" calcext:value-type="float">
            <text:p>9.505E-01</text:p>
          </table:table-cell>
          <table:table-cell office:value-type="float" office:value="9.24793070694599E-021" calcext:value-type="float">
            <text:p>9.248E-21</text:p>
          </table:table-cell>
          <table:table-cell office:value-type="float" office:value="1.19390272049607E-020" calcext:value-type="float">
            <text:p>1.194E-20</text:p>
          </table:table-cell>
          <table:table-cell office:value-type="float" office:value="1.68843341947967E-020" calcext:value-type="float">
            <text:p>1.688E-20</text:p>
          </table:table-cell>
          <table:table-cell table:number-columns-repeated="10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D 62509</text:p>
          </table:table-cell>
          <table:table-cell office:value-type="float" office:value="589.64" calcext:value-type="float">
            <text:p>589.64</text:p>
          </table:table-cell>
          <table:table-cell office:value-type="float" office:value="2.3" calcext:value-type="float">
            <text:p>2.3</text:p>
          </table:table-cell>
          <table:table-cell office:value-type="float" office:value="10.34" calcext:value-type="float">
            <text:p>10.34</text:p>
          </table:table-cell>
          <table:table-cell office:value-type="float" office:value="2.1" calcext:value-type="float">
            <text:p>2.1</text:p>
          </table:table-cell>
          <table:table-cell office:value-type="float" office:value="0.0000000569372476101613" calcext:value-type="float">
            <text:p>5.694E-08</text:p>
          </table:table-cell>
          <table:table-cell office:value-type="float" office:value="0.613150827217684" calcext:value-type="float">
            <text:p>6.132E-01</text:p>
          </table:table-cell>
          <table:table-cell office:value-type="float" office:value="5.96587272797706E-021" calcext:value-type="float">
            <text:p>5.966E-21</text:p>
          </table:table-cell>
          <table:table-cell office:value-type="float" office:value="7.70190857368272E-021" calcext:value-type="float">
            <text:p>7.702E-21</text:p>
          </table:table-cell>
          <table:table-cell office:value-type="float" office:value="1.08921435610597E-020" calcext:value-type="float">
            <text:p>1.089E-2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 CMa</text:p>
          </table:table-cell>
          <table:table-cell office:value-type="float" office:value="796" calcext:value-type="float">
            <text:p>796</text:p>
          </table:table-cell>
          <table:table-cell office:value-type="float" office:value="2.46" calcext:value-type="float">
            <text:p>2.46</text:p>
          </table:table-cell>
          <table:table-cell office:value-type="float" office:value="19.84" calcext:value-type="float">
            <text:p>19.84</text:p>
          </table:table-cell>
          <table:table-cell office:value-type="float" office:value="1.52" calcext:value-type="float">
            <text:p>1.52</text:p>
          </table:table-cell>
          <table:table-cell office:value-type="float" office:value="0.0000000358914343751423" calcext:value-type="float">
            <text:p>3.589E-08</text:p>
          </table:table-cell>
          <table:table-cell office:value-type="float" office:value="0.202532007257298" calcext:value-type="float">
            <text:p>2.025E-01</text:p>
          </table:table-cell>
          <table:table-cell office:value-type="float" office:value="1.97060841313975E-021" calcext:value-type="float">
            <text:p>1.971E-21</text:p>
          </table:table-cell>
          <table:table-cell office:value-type="float" office:value="2.54404452199549E-021" calcext:value-type="float">
            <text:p>2.544E-21</text:p>
          </table:table-cell>
          <table:table-cell office:value-type="float" office:value="3.597822266287E-021" calcext:value-type="float">
            <text:p>3.598E-21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J 317</text:p>
          </table:table-cell>
          <table:table-cell office:value-type="float" office:value="692" calcext:value-type="float">
            <text:p>692</text:p>
          </table:table-cell>
          <table:table-cell office:value-type="float" office:value="2.5" calcext:value-type="float">
            <text:p>2.5</text:p>
          </table:table-cell>
          <table:table-cell office:value-type="float" office:value="15.1" calcext:value-type="float">
            <text:p>15.1</text:p>
          </table:table-cell>
          <table:table-cell office:value-type="float" office:value="0.42" calcext:value-type="float">
            <text:p>0.42</text:p>
          </table:table-cell>
          <table:table-cell office:value-type="float" office:value="0.0000000217468295079992" calcext:value-type="float">
            <text:p>2.175E-08</text:p>
          </table:table-cell>
          <table:table-cell office:value-type="float" office:value="0.0820364717216479" calcext:value-type="float">
            <text:p>8.204E-02</text:p>
          </table:table-cell>
          <table:table-cell office:value-type="float" office:value="7.9820352125185E-022" calcext:value-type="float">
            <text:p>7.982E-22</text:p>
          </table:table-cell>
          <table:table-cell office:value-type="float" office:value="1.03047631489751E-021" calcext:value-type="float">
            <text:p>1.030E-21</text:p>
          </table:table-cell>
          <table:table-cell office:value-type="float" office:value="1.45731358023231E-021" calcext:value-type="float">
            <text:p>1.457E-21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J 3021</text:p>
          </table:table-cell>
          <table:table-cell office:value-type="float" office:value="133.71" calcext:value-type="float">
            <text:p>133.71</text:p>
          </table:table-cell>
          <table:table-cell office:value-type="float" office:value="3.37" calcext:value-type="float">
            <text:p>3.37</text:p>
          </table:table-cell>
          <table:table-cell office:value-type="float" office:value="17.62" calcext:value-type="float">
            <text:p>17.62</text:p>
          </table:table-cell>
          <table:table-cell office:value-type="float" office:value="0.9" calcext:value-type="float">
            <text:p>0.9</text:p>
          </table:table-cell>
          <table:table-cell office:value-type="float" office:value="0.000000164580777705915" calcext:value-type="float">
            <text:p>1.646E-07</text:p>
          </table:table-cell>
          <table:table-cell office:value-type="float" office:value="0.607606762177511" calcext:value-type="float">
            <text:p>6.076E-01</text:p>
          </table:table-cell>
          <table:table-cell office:value-type="float" office:value="5.91192974208012E-021" calcext:value-type="float">
            <text:p>5.912E-21</text:p>
          </table:table-cell>
          <table:table-cell office:value-type="float" office:value="7.63226847834154E-021" calcext:value-type="float">
            <text:p>7.632E-21</text:p>
          </table:table-cell>
          <table:table-cell office:value-type="float" office:value="1.07936575937433E-020" calcext:value-type="float">
            <text:p>1.079E-20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J 86</text:p>
          </table:table-cell>
          <table:table-cell office:value-type="float" office:value="15.76491" calcext:value-type="float">
            <text:p>15.76491</text:p>
          </table:table-cell>
          <table:table-cell office:value-type="float" office:value="3.91" calcext:value-type="float">
            <text:p>3.91</text:p>
          </table:table-cell>
          <table:table-cell office:value-type="float" office:value="10.91" calcext:value-type="float">
            <text:p>10.91</text:p>
          </table:table-cell>
          <table:table-cell office:value-type="float" office:value="0.77" calcext:value-type="float">
            <text:p>0.77</text:p>
          </table:table-cell>
          <table:table-cell office:value-type="float" office:value="0.00000129196550084856" calcext:value-type="float">
            <text:p>1.292E-06</text:p>
          </table:table-cell>
          <table:table-cell office:value-type="float" office:value="4.05116954976987" calcext:value-type="float">
            <text:p>4.051E+00</text:p>
          </table:table-cell>
          <table:table-cell office:value-type="float" office:value="3.94173192965499E-020" calcext:value-type="float">
            <text:p>3.942E-20</text:p>
          </table:table-cell>
          <table:table-cell office:value-type="float" office:value="5.08875403958927E-020" calcext:value-type="float">
            <text:p>5.089E-20</text:p>
          </table:table-cell>
          <table:table-cell office:value-type="float" office:value="7.19658497836802E-020" calcext:value-type="float">
            <text:p>7.197E-20</text:p>
          </table:table-cell>
          <table:table-cell table:number-columns-repeated="1013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1" office:value-type="string" calcext:value-type="string">
            <text:p>tau Boo</text:p>
          </table:table-cell>
          <table:table-cell table:style-name="ce1" office:value-type="float" office:value="3.3124568" calcext:value-type="float">
            <text:p>3.3124568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.34" calcext:value-type="float">
            <text:p>1.34</text:p>
          </table:table-cell>
          <table:table-cell table:style-name="ce3" office:value-type="float" office:value="0.00000810431572113701" calcext:value-type="float">
            <text:p>8.104E-06</text:p>
          </table:table-cell>
          <table:table-cell table:style-name="ce3" office:value-type="float" office:value="15.4133065605511" calcext:value-type="float">
            <text:p>1.541E+01</text:p>
          </table:table-cell>
          <table:table-cell table:style-name="ce3" office:value-type="float" office:value="1.49969340618529E-019" calcext:value-type="float">
            <text:p>1.500E-19</text:p>
          </table:table-cell>
          <table:table-cell table:style-name="ce3" office:value-type="float" office:value="1.9360958621909E-019" calcext:value-type="float">
            <text:p>1.936E-19</text:p>
          </table:table-cell>
          <table:table-cell table:style-name="ce3" office:value-type="float" office:value="2.7380530263648E-019" calcext:value-type="float">
            <text:p>2.738E-19</text:p>
          </table:table-cell>
          <table:table-cell table:style-name="ce1" table:number-columns-repeated="10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D 1690</text:p>
          </table:table-cell>
          <table:table-cell office:value-type="float" office:value="533" calcext:value-type="float">
            <text:p>533</text:p>
          </table:table-cell>
          <table:table-cell office:value-type="float" office:value="6.1" calcext:value-type="float">
            <text:p>6.1</text:p>
          </table:table-cell>
          <table:table-cell office:value-type="float" office:value="7.01" calcext:value-type="float">
            <text:p>7.01</text:p>
          </table:table-cell>
          <table:table-cell office:value-type="float" office:value="1.09" calcext:value-type="float">
            <text:p>1.09</text:p>
          </table:table-cell>
          <table:table-cell office:value-type="float" office:value="0.0000000454768133155124" calcext:value-type="float">
            <text:p>4.548E-08</text:p>
          </table:table-cell>
          <table:table-cell office:value-type="float" office:value="1.33173820962936" calcext:value-type="float">
            <text:p>1.332E+00</text:p>
          </table:table-cell>
          <table:table-cell office:value-type="float" office:value="1.29576285523173E-020" calcext:value-type="float">
            <text:p>1.296E-20</text:p>
          </table:table-cell>
          <table:table-cell office:value-type="float" office:value="1.67282265298222E-020" calcext:value-type="float">
            <text:p>1.673E-20</text:p>
          </table:table-cell>
          <table:table-cell office:value-type="float" office:value="2.36572848329239E-020" calcext:value-type="float">
            <text:p>2.366E-20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0 Vir</text:p>
          </table:table-cell>
          <table:table-cell office:value-type="float" office:value="116.6926" calcext:value-type="float">
            <text:p>116.6926</text:p>
          </table:table-cell>
          <table:table-cell office:value-type="float" office:value="7.4" calcext:value-type="float">
            <text:p>7.4</text:p>
          </table:table-cell>
          <table:table-cell office:value-type="float" office:value="18.11" calcext:value-type="float">
            <text:p>18.11</text:p>
          </table:table-cell>
          <table:table-cell office:value-type="float" office:value="1.09" calcext:value-type="float">
            <text:p>1.09</text:p>
          </table:table-cell>
          <table:table-cell office:value-type="float" office:value="0.000000207835501775552" calcext:value-type="float">
            <text:p>2.078E-07</text:p>
          </table:table-cell>
          <table:table-cell office:value-type="float" office:value="1.72151009851295" calcext:value-type="float">
            <text:p>1.722E+00</text:p>
          </table:table-cell>
          <table:table-cell office:value-type="float" office:value="1.6750055111659E-020" calcext:value-type="float">
            <text:p>1.675E-20</text:p>
          </table:table-cell>
          <table:table-cell office:value-type="float" office:value="2.16242281651706E-020" calcext:value-type="float">
            <text:p>2.162E-20</text:p>
          </table:table-cell>
          <table:table-cell office:value-type="float" office:value="3.05812767470345E-020" calcext:value-type="float">
            <text:p>3.058E-20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0:22:39.115147252</dc:date>
    <meta:editing-duration>PT4M34S</meta:editing-duration>
    <meta:editing-cycles>1</meta:editing-cycles>
    <meta:document-statistic meta:table-count="1" meta:cell-count="198" meta:object-count="0"/>
    <meta:generator>LibreOffice/5.0.6.1$Linux_X86_64 LibreOffice_project/00$Build-1</meta:generator>
  </office:meta>
</office:document-meta>
</file>